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Apartado1">
      <style:paragraph-properties fo:margin-left="1.27cm" fo:margin-right="0cm" fo:text-indent="0cm" style:auto-text-indent="false"/>
    </style:style>
    <style:style style:name="P2" style:family="paragraph" style:parent-style-name="Apartado1">
      <style:paragraph-properties fo:margin-left="1.27cm" fo:margin-right="0cm" fo:text-indent="0cm" style:auto-text-indent="false"/>
      <style:text-properties fo:font-weight="bold" style:font-weight-asian="bold"/>
    </style:style>
    <style:style style:name="P3" style:family="paragraph" style:parent-style-name="Apartado1">
      <style:paragraph-properties fo:margin-left="1.27cm" fo:margin-right="0cm" fo:text-indent="0cm" style:auto-text-indent="false"/>
      <style:text-properties fo:language="en" fo:country="GB"/>
    </style:style>
    <style:style style:name="P4" style:family="paragraph" style:parent-style-name="Apartado1">
      <style:paragraph-properties fo:margin-left="1.27cm" fo:margin-right="0cm" fo:text-indent="0cm" style:auto-text-indent="false"/>
      <style:text-properties fo:font-size="18pt" fo:font-weight="bold" style:font-size-asian="18pt" style:font-weight-asian="bold" style:font-size-complex="18pt"/>
    </style:style>
    <style:style style:name="P5" style:family="paragraph" style:parent-style-name="Apartado1">
      <style:paragraph-properties fo:margin-left="1.27cm" fo:margin-right="0cm" fo:text-indent="0cm" style:auto-text-indent="false"/>
      <style:text-properties style:font-size-complex="11pt"/>
    </style:style>
    <style:style style:name="P6" style:family="paragraph" style:parent-style-name="Apartado1">
      <style:paragraph-properties fo:margin-left="1.27cm" fo:margin-right="0cm" fo:text-indent="0cm" style:auto-text-indent="false" fo:break-before="page"/>
      <style:text-properties fo:font-size="18pt" fo:font-weight="bold" style:font-size-asian="18pt" style:font-weight-asian="bold" style:font-size-complex="18pt"/>
    </style:style>
    <style:style style:name="P7" style:family="paragraph" style:parent-style-name="Apartado1">
      <style:paragraph-properties fo:margin-left="1.27cm" fo:margin-right="0cm" fo:text-indent="0cm" style:auto-text-indent="false" fo:break-before="page"/>
      <style:text-properties style:font-size-complex="11pt"/>
    </style:style>
    <style:style style:name="P8" style:family="paragraph" style:parent-style-name="Apartado1" style:master-page-name="Standard">
      <style:paragraph-properties fo:margin-left="1.27cm" fo:margin-right="0cm" fo:text-indent="0cm" style:auto-text-indent="false" style:page-number="auto"/>
      <style:text-properties fo:font-weight="bold" style:font-weight-asian="bold"/>
    </style:style>
    <style:style style:name="P9" style:family="paragraph" style:parent-style-name="Apartado1">
      <style:paragraph-properties fo:margin-left="0cm" fo:margin-right="0cm" fo:text-indent="0cm" style:auto-text-indent="false" fo:break-before="page"/>
      <style:text-properties style:font-size-complex="11pt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 Exercicis estructures Aula</text:p>
      <text:p text:style-name="P2"/>
      <text:p text:style-name="P2"/>
      <text:p text:style-name="P2">A) /*Programa que almacene la informacion de una persona en una estructura y lo muestre por pantalla*/</text:p>
      <text:p text:style-name="P2"/>
      <text:p text:style-name="P1">#include &lt;stdio.h&gt;</text:p>
      <text:p text:style-name="P1">#include &lt;stdlib.h&gt;</text:p>
      <text:p text:style-name="P1">#include &lt;conio.h&gt;</text:p>
      <text:p text:style-name="P1">#include &lt;string.h&gt;</text:p>
      <text:p text:style-name="P1"/>
      <text:p text:style-name="P3">struct persona{</text:p>
      <text:p text:style-name="P3"><text:s text:c="7"/>char nom[20];</text:p>
      <text:p text:style-name="P3"><text:s text:c="7"/>int edad;</text:p>
      <text:p text:style-name="P1"><text:span text:style-name="T1"><text:s text:c="7"/></text:span>char telf[14];</text:p>
      <text:p text:style-name="P1">};</text:p>
      <text:p text:style-name="P1"><text:s text:c="7"/></text:p>
      <text:p text:style-name="P1"/>
      <text:p text:style-name="P1">main()</text:p>
      <text:p text:style-name="P1">{</text:p>
      <text:p text:style-name="P1"><text:s text:c="6"/>persona empleado;</text:p>
      <text:p text:style-name="P1"><text:s text:c="6"/>printf ("Introducir nombre: ");</text:p>
      <text:p text:style-name="P1"><text:s text:c="6"/><text:span text:style-name="T1">scanf ("%[^\n]",empleado.nom);</text:span></text:p>
      <text:p text:style-name="P3"><text:s text:c="6"/>fflush(stdin);</text:p>
      <text:p text:style-name="P1"><text:span text:style-name="T1"><text:s text:c="6"/></text:span>printf ("Introducir edad: ");</text:p>
      <text:p text:style-name="P1"><text:s text:c="6"/>scanf ("%i",&amp;empleado.edad);</text:p>
      <text:p text:style-name="P1"><text:s text:c="6"/>fflush(stdin);</text:p>
      <text:p text:style-name="P1"><text:s text:c="6"/>printf ("Introducir telefono: ");</text:p>
      <text:p text:style-name="P1"><text:s text:c="6"/><text:span text:style-name="T1">scanf ("%[^\n]",empleado.telf);</text:span></text:p>
      <text:p text:style-name="P3"><text:s text:c="6"/>fflush(stdin);</text:p>
      <text:p text:style-name="P1"><text:span text:style-name="T1"><text:s text:c="6"/></text:span>printf("\n\n");</text:p>
      <text:p text:style-name="P1"><text:s text:c="6"/>printf ("Su nombre es %s\n",empleado.nom);</text:p>
      <text:p text:style-name="P1"><text:s text:c="6"/>printf ("Su edad es %i\n",empleado.edad);</text:p>
      <text:p text:style-name="P1"><text:s text:c="6"/>printf ("Su telefono es %s\n\n",empleado.telf);</text:p>
      <text:p text:style-name="P1"><text:s text:c="6"/>system("pause");</text:p>
      <text:p text:style-name="P1">}</text:p>
      <text:p text:style-name="P1"/>
      <text:p text:style-name="P2"/>
      <text:p text:style-name="P2"><text:soft-page-break/>A.1) /*Programa que almacene la informacion de una persona en una estructura y lo muestre por pantalla*/ VERSION MODULAR</text:p>
      <text:p text:style-name="P1">#include &lt;stdio.h&gt;</text:p>
      <text:p text:style-name="P1">#include &lt;stdlib.h&gt;</text:p>
      <text:p text:style-name="P1">#include &lt;conio.h&gt;</text:p>
      <text:p text:style-name="P1">#include &lt;string.h&gt;</text:p>
      <text:p text:style-name="P1"/>
      <text:p text:style-name="P1"/>
      <text:p text:style-name="P3">struct persona{</text:p>
      <text:p text:style-name="P3"><text:s text:c="7"/>char nom[20];</text:p>
      <text:p text:style-name="P3"><text:s text:c="7"/>int edad;</text:p>
      <text:p text:style-name="P1"><text:span text:style-name="T1"><text:s text:c="7"/></text:span>char telf[14];</text:p>
      <text:p text:style-name="P1">};</text:p>
      <text:p text:style-name="P1"/>
      <text:p text:style-name="P1">void leer_datos (persona *empleado);</text:p>
      <text:p text:style-name="P1">void printar_datos (persona *empleado); <text:s text:c="6"/></text:p>
      <text:p text:style-name="P1"/>
      <text:p text:style-name="P1">main()</text:p>
      <text:p text:style-name="P1">{</text:p>
      <text:p text:style-name="P1"><text:s text:c="6"/>struct persona empleado;</text:p>
      <text:p text:style-name="P1"><text:s text:c="6"/>leer_datos(&amp;empleado);</text:p>
      <text:p text:style-name="P1"><text:s text:c="6"/>printf("\n\n");</text:p>
      <text:p text:style-name="P1"><text:s text:c="6"/>printar_datos(&amp;empleado);</text:p>
      <text:p text:style-name="P1"><text:s text:c="6"/>system("pause");</text:p>
      <text:p text:style-name="P1">}</text:p>
      <text:p text:style-name="P1"/>
      <text:p text:style-name="P1">void leer_datos (persona *empleado)</text:p>
      <text:p text:style-name="P1">{</text:p>
      <text:p text:style-name="P1"><text:s text:c="5"/>printf ("Introducir nombre: ");</text:p>
      <text:p text:style-name="P1"><text:s text:c="5"/>scanf ("%[^\n]",(*empleado).nom);</text:p>
      <text:p text:style-name="P1"><text:s text:c="5"/>fflush(stdin);</text:p>
      <text:p text:style-name="P1"><text:s text:c="5"/>printf ("Introducir edad: ");</text:p>
      <text:p text:style-name="P1"><text:s text:c="5"/>scanf ("%i",&amp;(*empleado).edad);</text:p>
      <text:p text:style-name="P1"><text:s text:c="5"/>fflush(stdin);</text:p>
      <text:p text:style-name="P1"><text:s text:c="5"/>printf ("Introducir telefono: ");</text:p>
      <text:p text:style-name="P1"><text:s text:c="5"/>scanf ("%[^\n]",(*empleado).telf);</text:p>
      <text:p text:style-name="P1"><text:s text:c="5"/>fflush(stdin);</text:p>
      <text:p text:style-name="P1">}</text:p>
      <text:p text:style-name="P1"><text:soft-page-break/></text:p>
      <text:p text:style-name="P1">void printar_datos (persona *empleado)</text:p>
      <text:p text:style-name="P1">{</text:p>
      <text:p text:style-name="P1"><text:s text:c="5"/>printf ("Su nombre es %s\n",(*empleado).nom);</text:p>
      <text:p text:style-name="P1"><text:s text:c="5"/>printf ("Su edad es %i\n",(*empleado).edad);</text:p>
      <text:p text:style-name="P1"><text:s text:c="5"/>printf ("Su telefono es %s\n\n",(*empleado).telf);</text:p>
      <text:p text:style-name="P1">}</text:p>
      <text:p text:style-name="P2"/>
      <text:p text:style-name="P2"/>
      <text:p text:style-name="P2">B) /*Realizar un programa en el que se introduzcan todos los datos de los empleados de la empresa y a continuacion los muestre por pantalla*/</text:p>
      <text:p text:style-name="P1"/>
      <text:p text:style-name="P1">#include &lt;stdio.h&gt;</text:p>
      <text:p text:style-name="P1">#include &lt;stdlib.h&gt;</text:p>
      <text:p text:style-name="P1">#include &lt;conio.h&gt;</text:p>
      <text:p text:style-name="P1">#include &lt;string.h&gt;</text:p>
      <text:p text:style-name="P1">#define MAX 5</text:p>
      <text:p text:style-name="P1"/>
      <text:p text:style-name="P1"/>
      <text:p text:style-name="P3">struct persona{</text:p>
      <text:p text:style-name="P3"><text:s text:c="7"/>char nom[20];</text:p>
      <text:p text:style-name="P3"><text:s text:c="7"/>int edad;</text:p>
      <text:p text:style-name="P1"><text:span text:style-name="T1"><text:s text:c="7"/></text:span>char telf[14];</text:p>
      <text:p text:style-name="P1">};</text:p>
      <text:p text:style-name="P1"><text:s text:c="7"/></text:p>
      <text:p text:style-name="P1">main()</text:p>
      <text:p text:style-name="P1">{</text:p>
      <text:p text:style-name="P1"><text:s text:c="6"/><text:span text:style-name="T1">int i;</text:span></text:p>
      <text:p text:style-name="P3"><text:s text:c="6"/>struct persona empleado[MAX];</text:p>
      <text:p text:style-name="P3"><text:s text:c="6"/>for (i=0;i&lt;MAX;i++)</text:p>
      <text:p text:style-name="P1"><text:span text:style-name="T1"><text:s text:c="6"/></text:span>{</text:p>
      <text:p text:style-name="P1"><text:s text:c="10"/>printf ("Introducir nombre: ");</text:p>
      <text:p text:style-name="P1"><text:s text:c="10"/>scanf ("%[^\n]",empleado[i].nom);</text:p>
      <text:p text:style-name="P1"><text:s text:c="10"/><text:span text:style-name="T1">fflush(stdin);</text:span></text:p>
      <text:p text:style-name="P3"><text:s text:c="10"/>printf ("Introducir edad: ");</text:p>
      <text:p text:style-name="P3"><text:s text:c="10"/>scanf ("%i",&amp;empleado[i].edad);</text:p>
      <text:p text:style-name="P1"><text:span text:style-name="T1"><text:s text:c="10"/></text:span>fflush(stdin);</text:p>
      <text:p text:style-name="P1"><text:s text:c="10"/>printf ("Introducir telefono: ");</text:p>
      <text:p text:style-name="P1"><text:soft-page-break/><text:s text:c="10"/><text:span text:style-name="T1">scanf ("%[^\n]",empleado[i].telf);</text:span></text:p>
      <text:p text:style-name="P3"><text:s text:c="10"/>fflush(stdin);</text:p>
      <text:p text:style-name="P1"><text:span text:style-name="T1"><text:s text:c="10"/></text:span>printf("\n\n");</text:p>
      <text:p text:style-name="P1"><text:s text:c="6"/>}</text:p>
      <text:p text:style-name="P1"><text:s text:c="6"/><text:span text:style-name="T1">printf ("\n");</text:span></text:p>
      <text:p text:style-name="P3"><text:s text:c="6"/>for (i=0;i&lt;MAX;i++)</text:p>
      <text:p text:style-name="P1"><text:span text:style-name="T1"><text:s text:c="6"/></text:span>{</text:p>
      <text:p text:style-name="P1"><text:s text:c="10"/>printf ("Su nombre es %s\n",empleado[i].nom);</text:p>
      <text:p text:style-name="P1"><text:s text:c="10"/>printf ("Su edad es %i\n",empleado[i].edad);</text:p>
      <text:p text:style-name="P1"><text:s text:c="10"/>printf ("Su telefono es %s\n\n",empleado[i].telf);</text:p>
      <text:p text:style-name="P1"><text:s text:c="6"/>}</text:p>
      <text:p text:style-name="P1"><text:s text:c="6"/>system("pause");</text:p>
      <text:p text:style-name="P1">}</text:p>
      <text:p text:style-name="P1"/>
      <text:p text:style-name="P1">B.1) <text:span text:style-name="T2">/*Realizar un programa en el que se introduzcan todos los datos de los empleados de la empresa y a continuación los muestre por pantalla*/ VERSION MODULAR</text:span></text:p>
      <text:p text:style-name="P1"/>
      <text:p text:style-name="P1"/>
      <text:p text:style-name="P1">#include &lt;stdio.h&gt;</text:p>
      <text:p text:style-name="P1">#include &lt;stdlib.h&gt;</text:p>
      <text:p text:style-name="P1">#include &lt;conio.h&gt;</text:p>
      <text:p text:style-name="P1">#include &lt;string.h&gt;</text:p>
      <text:p text:style-name="P1">#define MAX 5</text:p>
      <text:p text:style-name="P1"/>
      <text:p text:style-name="P1"/>
      <text:p text:style-name="P3">struct persona{</text:p>
      <text:p text:style-name="P3"><text:s text:c="7"/>char nom[20];</text:p>
      <text:p text:style-name="P3"><text:s text:c="7"/>int edad;</text:p>
      <text:p text:style-name="P1"><text:span text:style-name="T1"><text:s text:c="7"/></text:span>char telf[14];</text:p>
      <text:p text:style-name="P1">};</text:p>
      <text:p text:style-name="P1"/>
      <text:p text:style-name="P1">void leer_datos (persona *empleado);</text:p>
      <text:p text:style-name="P1">void printar_datos (persona *empleado);</text:p>
      <text:p text:style-name="P1"/>
      <text:p text:style-name="P1">main()</text:p>
      <text:p text:style-name="P1">{</text:p>
      <text:p text:style-name="P1"><text:s text:c="6"/><text:span text:style-name="T1">int i;</text:span></text:p>
      <text:p text:style-name="P3"><text:soft-page-break/><text:s text:c="6"/>struct persona empleado[MAX];</text:p>
      <text:p text:style-name="P3"><text:s text:c="6"/>for (i=0;i&lt;MAX;i++)</text:p>
      <text:p text:style-name="P1"><text:span text:style-name="T1"><text:s text:c="6"/></text:span>{</text:p>
      <text:p text:style-name="P1"><text:s text:c="10"/>leer_datos(&amp;empleado[i]);</text:p>
      <text:p text:style-name="P1"><text:s text:c="6"/>}</text:p>
      <text:p text:style-name="P1"><text:s text:c="6"/><text:span text:style-name="T1">printf ("\n");</text:span></text:p>
      <text:p text:style-name="P3"><text:s text:c="6"/>for (i=0;i&lt;MAX;i++)</text:p>
      <text:p text:style-name="P1"><text:span text:style-name="T1"><text:s text:c="6"/></text:span>{</text:p>
      <text:p text:style-name="P1"><text:s text:c="10"/>printar_datos(&amp;empleado[i]);</text:p>
      <text:p text:style-name="P1"><text:s text:c="6"/>}</text:p>
      <text:p text:style-name="P1"><text:s text:c="6"/><text:span text:style-name="T1">printf("\n\n");</text:span></text:p>
      <text:p text:style-name="P3"><text:s text:c="6"/>system("pause");</text:p>
      <text:p text:style-name="P1">}</text:p>
      <text:p text:style-name="P1"/>
      <text:p text:style-name="P1">void leer_datos (persona *empleado)</text:p>
      <text:p text:style-name="P1">{</text:p>
      <text:p text:style-name="P1"><text:s text:c="5"/>printf ("Introducir nombre: ");</text:p>
      <text:p text:style-name="P1"><text:s text:c="5"/>scanf ("%[^\n]",(*empleado).nom);</text:p>
      <text:p text:style-name="P1"><text:s text:c="5"/>fflush(stdin);</text:p>
      <text:p text:style-name="P1"><text:s text:c="5"/>printf ("Introducir edad: ");</text:p>
      <text:p text:style-name="P1"><text:s text:c="5"/>scanf ("%i",&amp;(*empleado).edad);</text:p>
      <text:p text:style-name="P1"><text:s text:c="5"/>fflush(stdin);</text:p>
      <text:p text:style-name="P1"><text:s text:c="5"/>printf ("Introducir telefono: ");</text:p>
      <text:p text:style-name="P1"><text:s text:c="5"/>scanf ("%[^\n]",(*empleado).telf);</text:p>
      <text:p text:style-name="P1"><text:s text:c="5"/>fflush(stdin);</text:p>
      <text:p text:style-name="P1"><text:s text:c="5"/>printf ("\n");</text:p>
      <text:p text:style-name="P1">}</text:p>
      <text:p text:style-name="P1"/>
      <text:p text:style-name="P1">void printar_datos (persona *empleado)</text:p>
      <text:p text:style-name="P1">{</text:p>
      <text:p text:style-name="P1"><text:s text:c="5"/>printf ("Su nombre es %s\n",(*empleado).nom);</text:p>
      <text:p text:style-name="P1"><text:s text:c="5"/>printf ("Su edad es %i\n",(*empleado).edad);</text:p>
      <text:p text:style-name="P1"><text:s text:c="5"/>printf ("Su telefono es %s\n\n",(*empleado).telf);</text:p>
      <text:p text:style-name="P1">}</text:p>
      <text:p text:style-name="P1"/>
      <text:p text:style-name="P2">/* USO TYPEDEF*/</text:p>
      <text:p text:style-name="P2"/>
      <text:p text:style-name="P1"><text:soft-page-break/>#include &lt;stdio.h&gt;</text:p>
      <text:p text:style-name="P1">#include &lt;stdlib.h&gt;</text:p>
      <text:p text:style-name="P1">#include &lt;conio.h&gt;</text:p>
      <text:p text:style-name="P1">#include &lt;string.h&gt;</text:p>
      <text:p text:style-name="P1">#define MAX 5</text:p>
      <text:p text:style-name="P1"/>
      <text:p text:style-name="P1"/>
      <text:p text:style-name="P3">typedef struct {</text:p>
      <text:p text:style-name="P3"><text:s text:c="15"/>char nom[20];</text:p>
      <text:p text:style-name="P3"><text:s text:c="15"/>int edad;</text:p>
      <text:p text:style-name="P1"><text:span text:style-name="T1"><text:s text:c="15"/></text:span>char telf[14];</text:p>
      <text:p text:style-name="P1"><text:s text:c="15"/>}Persona;</text:p>
      <text:p text:style-name="P1"/>
      <text:p text:style-name="P1">void leer_datos (Persona *empleado);</text:p>
      <text:p text:style-name="P1">void printar_datos (Persona *empleado);</text:p>
      <text:p text:style-name="P1"/>
      <text:p text:style-name="P1">main()</text:p>
      <text:p text:style-name="P1">{</text:p>
      <text:p text:style-name="P1"><text:s text:c="6"/>int i;</text:p>
      <text:p text:style-name="P1"><text:s text:c="6"/>Persona empleado[MAX];</text:p>
      <text:p text:style-name="P1"><text:s text:c="6"/>for (i=0;i&lt;MAX;i++)</text:p>
      <text:p text:style-name="P1"><text:s text:c="6"/>{</text:p>
      <text:p text:style-name="P1"><text:s text:c="10"/>leer_datos(&amp;empleado[i]);</text:p>
      <text:p text:style-name="P1"><text:s text:c="6"/>}</text:p>
      <text:p text:style-name="P1"><text:s text:c="6"/><text:span text:style-name="T1">printf ("\n");</text:span></text:p>
      <text:p text:style-name="P3"><text:s text:c="6"/>for (i=0;i&lt;MAX;i++)</text:p>
      <text:p text:style-name="P1"><text:span text:style-name="T1"><text:s text:c="6"/></text:span>{</text:p>
      <text:p text:style-name="P1"><text:s text:c="10"/>printar_datos(&amp;empleado[i]);</text:p>
      <text:p text:style-name="P1"><text:s text:c="6"/>}</text:p>
      <text:p text:style-name="P1"><text:s text:c="6"/><text:span text:style-name="T1">printf("\n\n");</text:span></text:p>
      <text:p text:style-name="P3"><text:s text:c="6"/>system("pause");</text:p>
      <text:p text:style-name="P1">}</text:p>
      <text:p text:style-name="P1"/>
      <text:p text:style-name="P1">void leer_datos (Persona *empleado)</text:p>
      <text:p text:style-name="P1">{</text:p>
      <text:p text:style-name="P1"><text:s text:c="5"/>printf ("Introducir nombre: ");</text:p>
      <text:p text:style-name="P1"><text:s text:c="5"/>scanf ("%[^\n]",(*empleado).nom);</text:p>
      <text:p text:style-name="P1"><text:soft-page-break/><text:s text:c="5"/>fflush(stdin);</text:p>
      <text:p text:style-name="P1"><text:s text:c="5"/>printf ("Introducir edad: ");</text:p>
      <text:p text:style-name="P1"><text:s text:c="5"/>scanf ("%i",&amp;(*empleado).edad);</text:p>
      <text:p text:style-name="P1"><text:s text:c="5"/>fflush(stdin);</text:p>
      <text:p text:style-name="P1"><text:s text:c="5"/>printf ("Introducir telefono: ");</text:p>
      <text:p text:style-name="P1"><text:s text:c="5"/>scanf ("%[^\n]",(*empleado).telf);</text:p>
      <text:p text:style-name="P1"><text:s text:c="5"/>fflush(stdin);</text:p>
      <text:p text:style-name="P1"><text:s text:c="5"/>printf ("\n");</text:p>
      <text:p text:style-name="P1">}</text:p>
      <text:p text:style-name="P1"/>
      <text:p text:style-name="P1">void printar_datos (Persona *empleado)</text:p>
      <text:p text:style-name="P1">{</text:p>
      <text:p text:style-name="P1"><text:s text:c="5"/>printf ("Su nombre es %s\n",(*empleado).nom);</text:p>
      <text:p text:style-name="P1"><text:s text:c="5"/>printf ("Su edad es %i\n",(*empleado).edad);</text:p>
      <text:p text:style-name="P1"><text:s text:c="5"/>printf ("Su telefono es %s\n\n",(*empleado).telf);</text:p>
      <text:p text:style-name="P1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Apartado1" style:family="paragraph" style:parent-style-name="Standard">
      <style:paragraph-properties fo:margin="100%" fo:margin-left="1.7cm" fo:margin-right="0cm" fo:margin-top="0cm" fo:margin-bottom="0.212cm" fo:text-align="justify" style:justify-single-word="false" fo:text-indent="0cm" style:auto-text-indent="false"/>
      <style:text-properties fo:font-size="11pt" style:font-size-asian="11pt"/>
    </style:style>
    <style:style style:name="Tema1" style:family="paragraph" style:parent-style-name="Standard" style:list-style-name="WW8Num1">
      <style:paragraph-properties fo:margin="100%" fo:margin-left="2.923cm" fo:margin-right="0cm" fo:margin-top="0cm" fo:margin-bottom="0.423cm" fo:text-indent="0cm" style:auto-text-indent="false" fo:break-before="page" fo:padding-left="0.141cm" fo:padding-right="0.141cm" fo:padding-top="0.035cm" fo:padding-bottom="0.035cm" fo:border="0.51pt solid #000000">
        <style:tab-stops>
          <style:tab-stop style:position="4.763cm"/>
        </style:tab-stops>
      </style:paragraph-properties>
      <style:text-properties fo:font-size="20pt" fo:font-weight="bold" style:font-size-asian="20pt" style:font-weight-asian="bold"/>
    </style:style>
    <style:style style:name="Subtitulo" style:family="paragraph" style:parent-style-name="Standard" style:default-outline-level="2">
      <style:paragraph-properties fo:margin-top="0cm" fo:margin-bottom="0.212cm"/>
      <style:text-properties fo:font-size="16pt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="100%" fo:margin-left="0.635cm" fo:margin-right="0cm" fo:margin-top="0cm" fo:margin-bottom="0cm" fo:text-align="justify" style:justify-single-word="false" fo:text-indent="0cm" style:auto-text-indent="false"/>
      <style:text-properties fo:language="es" fo:country="ES" style:font-size-complex="10pt"/>
    </style:style>
    <style:style style:name="Codi" style:family="paragraph" style:parent-style-name="Standard">
      <style:paragraph-properties fo:margin="100%" fo:margin-left="0.63cm" fo:margin-right="0cm" fo:margin-top="0cm" fo:margin-bottom="0cm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style:font-name="Courier New" fo:font-size="10pt" fo:language="ca" fo:country="ES" style:font-size-asian="10pt" style:font-name-complex="Courier New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style:style style:name="Puntuació" style:family="text" style:parent-style-name="Fuente_20_de_20_párrafo_20_predeter.">
      <style:text-properties fo:font-size="12pt" fo:letter-spacing="-0.005cm" fo:language="ca" fo:country="ES" fo:font-style="italic" fo:font-weight="bold" style:font-size-asian="12pt" style:font-style-asian="italic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Tema " style:num-suffix="." style:num-format="1">
        <style:list-level-properties text:list-level-position-and-space-mode="label-alignment">
          <style:list-level-label-alignment text:label-followed-by="listtab" text:list-tab-stop-position="4.128cm" fo:text-indent="-0.7cm" fo:margin-left="2.288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Tema " style:num-suffix="." style:num-format="1">
        <style:list-level-properties text:list-level-position-and-space-mode="label-alignment">
          <style:list-level-label-alignment text:label-followed-by="listtab" text:list-tab-stop-position="4.128cm" fo:text-indent="-0.7cm" fo:margin-left="2.2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44cm" fo:text-indent="-0.318cm" fo:margin-left="3.9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54cm" fo:text-indent="-0.318cm" fo:margin-left="7.7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24cm" fo:text-indent="-0.635cm" fo:margin-left="9.02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94cm" fo:text-indent="-0.635cm" fo:margin-left="10.29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64cm" fo:text-indent="-0.318cm" fo:margin-left="11.5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Exercicis estructures clases, exercicis del 9 y 10 de febrero</dc:title>
    <meta:initial-creator>alumne</meta:initial-creator>
    <meta:creation-date>2011-02-04T09:00:00</meta:creation-date>
    <dc:date>2013-04-19T12:15:21.45</dc:date>
    <meta:editing-cycles>5</meta:editing-cycles>
    <meta:editing-duration>PT6M</meta:editing-duration>
    <meta:generator>LibreOffice/3.5$Windows_x86 LibreOffice_project/165a79a-7059095-e13bb37-fef39a4-9503d18</meta:generator>
    <meta:document-statistic meta:table-count="0" meta:image-count="0" meta:object-count="0" meta:page-count="8" meta:paragraph-count="202" meta:word-count="514" meta:character-count="5066" meta:non-whitespace-character-count="3915"/>
    <meta:user-defined meta:name="Información 1"/>
    <meta:user-defined meta:name="Información 2"/>
    <meta:user-defined meta:name="Información 3"/>
    <meta:user-defined meta:name="Información 4"/>
  </office:meta>
</office:document-meta>
</file>